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Abdoul Aziz">
            <text:p>Abdoul Aziz</text:p>
          </table:table-cell>
          <table:table-cell office:value-type="string" office:value="Ganame">
            <text:p>Ganame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bdramane B">
            <text:p>Abdramane B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bdramane Youba">
            <text:p>Abdramane Youba</text:p>
          </table:table-cell>
          <table:table-cell office:value-type="string" office:value="Maïga">
            <text:p>Maïga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Aboubacar">
            <text:p>Aboubacar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Aboubacar">
            <text:p>Aboubacar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boubacar Sidiki">
            <text:p>Aboubacar Sidiki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dam">
            <text:p>Ad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Adama">
            <text:p>Adam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Aïchata">
            <text:p>Aïchata</text:p>
          </table:table-cell>
          <table:table-cell office:value-type="string" office:value="Berthe">
            <text:p>Berth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 ">
            <text:p>Amadou 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minata">
            <text:p>Aminat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Aminata">
            <text:p>Aminat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Assa dem">
            <text:p>Assa dem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Badra aly">
            <text:p>Badra aly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Bareima">
            <text:p>Bareima</text:p>
          </table:table-cell>
          <table:table-cell office:value-type="string" office:value="Lah">
            <text:p>Lah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Djélika">
            <text:p>Djélika</text:p>
          </table:table-cell>
          <table:table-cell office:value-type="string" office:value="Terra">
            <text:p>Ter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Djénèba">
            <text:p>Djénèb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Djénèba">
            <text:p>Djénèba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Djourari">
            <text:p>Djourari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Dramane">
            <text:p>Dramane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Drissa">
            <text:p>Driss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Fama">
            <text:p>Fam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Fanta">
            <text:p>Fanta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Fatoumata Chacka">
            <text:p>Fatoumata Chacka</text:p>
          </table:table-cell>
          <table:table-cell office:value-type="string" office:value="Trore">
            <text:p>Tror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Fatoumata D">
            <text:p>Fatoumata D</text:p>
          </table:table-cell>
          <table:table-cell office:value-type="string" office:value="Trore">
            <text:p>Trore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Fatoumata M">
            <text:p>Fatoumata 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Fatoumata m">
            <text:p>Fatoumata m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Hamadou">
            <text:p>Hamadou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Ibrahima">
            <text:p>Ibrah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Kadiatou">
            <text:p>Kadiatou</text:p>
          </table:table-cell>
          <table:table-cell office:value-type="string" office:value="Samera">
            <text:p>Samera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Kadiatou">
            <text:p>Kadiat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Kadiatou">
            <text:p>Kadiat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Lamine">
            <text:p>Lami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Madiara">
            <text:p>Madiar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Mamadou">
            <text:p>Mamad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Mamadou J">
            <text:p>Mamadou J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riam">
            <text:p>Mariam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Mariam">
            <text:p>Mariam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am">
            <text:p>Mariam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Oumou">
            <text:p>Oumou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Rokia">
            <text:p>Rokia</text:p>
          </table:table-cell>
          <table:table-cell office:value-type="string" office:value="Sybi">
            <text:p>Sybi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Rokia">
            <text:p>Roki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Samba">
            <text:p>Samb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Satio">
            <text:p>Satio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Sira">
            <text:p>Sir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Solomane">
            <text:p>Solomane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Soumaïla">
            <text:p>Soumaïla</text:p>
          </table:table-cell>
          <table:table-cell office:value-type="string" office:value="Ongoïba">
            <text:p>Ongoïba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Tata">
            <text:p>Tat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Yacouba">
            <text:p>Yacoub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Zoumana">
            <text:p>Zoumana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Zoumana">
            <text:p>Zoumana</text:p>
          </table:table-cell>
          <table:table-cell office:value-type="string" office:value="Traore">
            <text:p>Trao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